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0004-9522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0008-4107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0009-4455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0010-417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11-321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12-844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13-2683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0013-8266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0018-2613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18-2648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18-274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18-2753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19-721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20-859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21-8537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21-9118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22-009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22-1953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22-2801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0022-4529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0022-463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22-5037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29-3652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0030-8684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0037-677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37-679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44-2828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48-8003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0079-4848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080-4401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0095-139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0142-796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262-728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0265-691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265-732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305-803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306-837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313-622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315-7997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0707-5332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0950-9224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0968-7475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1005-1048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011-1013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030-1031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056-819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1069-583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078-627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100-140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1150-150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157-1179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1222-122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331-3134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1350-7486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361-2343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1361-9462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1650-195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700-171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1700-186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700-190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750-185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750-199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1758-183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760-183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763-1783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1770-185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780-184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798-1828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1815-191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815-1945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1825-185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830-199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837-1867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840-191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850-195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851-191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860-1939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880-198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1884-1914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914-194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928-1933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929-1942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1939-1970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1939-1992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942-1950</text:p>
          </table:table-cell>
          <table:table-cell office:value-type="float" office:value="1995" calcext:value-type="float">
            <text:p>1995</text:p>
          </table:table-cell>
        </table:table-row>
        <table:table-row table:style-name="ro1">
          <table:table-cell office:value-type="string" calcext:value-type="string">
            <text:p>1943-1945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945-1950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string" calcext:value-type="string">
            <text:p>1951-1955</text:p>
          </table:table-cell>
          <table:table-cell office:value-type="float" office:value="1994" calcext:value-type="float">
            <text:p>1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76" meta:object-count="0"/>
    <meta:generator>LibreOffice/7.6.2.1$Linux_X86_64 LibreOffice_project/60$Build-1</meta:generator>
  </office:meta>
</office:document-meta>
</file>